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af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Coffee <text:span text:style-name="T1">&amp; <text:s text:c="2"/><text:line-break/> <text:s/>Suppl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1-11T23:28:52.348788646</meta:print-date>
    <dc:date>2019-11-11T23:46:24.127119165</dc:date>
    <meta:editing-duration>PT26M55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3" meta:character-count="23" meta:non-whitespace-character-count="15"/>
  </office:meta>
</office:document-meta>
</file>